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690000573500003F255BA133150AE8D07D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2.4cm" svg:height="16cm" svg:x="0cm" svg:y="0cm">
          <draw:image xlink:href="Pictures/200001690000573500003F255BA133150AE8D07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4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5:42:10.086000000</meta:creation-date>
    <dc:date>2015-12-29T15:43:45.545000000</dc:date>
    <meta:editing-duration>PT1M36S</meta:editing-duration>
    <meta:editing-cycles>1</meta:editing-cycles>
    <meta:document-statistic meta:object-count="1"/>
    <meta:generator>LibreOffice/5.0.4.2$Windows_X86_64 LibreOffice_project/2b9802c1994aa0b7dc6079e128979269cf95bc78</meta:generator>
  </office:meta>
</office:document-meta>
</file>